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esultadosAEstrelaSoluca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 Instância</text:p>
          </table:table-cell>
          <table:table-cell table:style-name="Default" office:value-type="string" calcext:value-type="string">
            <text:p>Qualidade Solu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-road-d.NY.gr</text:p>
          </table:table-cell>
          <table:table-cell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-road-d.BAY.gr</text:p>
          </table:table-cell>
          <table:table-cell office:value-type="string" calcext:value-type="string">
            <text:p>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-road-d.COL.gr</text:p>
          </table:table-cell>
          <table:table-cell office:value-type="string" calcext:value-type="string">
            <text:p>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-road-d.FLA.gr</text:p>
          </table:table-cell>
          <table:table-cell office:value-type="string" calcext:value-type="string">
            <text:p>3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sultadosAEstrelaSolucao.A2:ResultadosAEstrelaSolucao.D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1:40:35.325473990</dc:date>
    <meta:editing-duration>PT14M20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